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C000000656E7AE4E6BC853ED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223cm" fo:margin-left="3.328cm" table:align="left"/>
    </style:style>
    <style:style style:name="Tabla1.A" style:family="table-column">
      <style:table-column-properties style:column-width="6.823cm"/>
    </style:style>
    <style:style style:name="Tabla1.B" style:family="table-column">
      <style:table-column-properties style:column-width="2.40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0d756a" officeooo:paragraph-rsid="00180bd7" style:font-weight-asian="bold" style:font-weight-complex="bold"/>
    </style:style>
    <style:style style:name="P2" style:family="paragraph" style:parent-style-name="Standard">
      <style:text-properties officeooo:rsid="000d756a" officeooo:paragraph-rsid="000d756a"/>
    </style:style>
    <style:style style:name="P3" style:family="paragraph" style:parent-style-name="Standard">
      <style:paragraph-properties fo:text-align="center" style:justify-single-word="false"/>
      <style:text-properties officeooo:rsid="000d756a" officeooo:paragraph-rsid="000d756a"/>
    </style:style>
    <style:style style:name="P4" style:family="paragraph" style:parent-style-name="Standard">
      <style:text-properties officeooo:rsid="000d756a" officeooo:paragraph-rsid="00137781"/>
    </style:style>
    <style:style style:name="P5" style:family="paragraph" style:parent-style-name="Standard">
      <style:text-properties officeooo:paragraph-rsid="00119a41"/>
    </style:style>
    <style:style style:name="P6" style:family="paragraph" style:parent-style-name="Standard">
      <style:text-properties officeooo:rsid="00119a41" officeooo:paragraph-rsid="00137781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able_20_Contents">
      <style:text-properties officeooo:rsid="000d756a" officeooo:paragraph-rsid="000d756a"/>
    </style:style>
    <style:style style:name="P9" style:family="paragraph" style:parent-style-name="Table_20_Contents">
      <style:paragraph-properties fo:text-align="center" style:justify-single-word="false"/>
      <style:text-properties officeooo:rsid="000d756a" officeooo:paragraph-rsid="000d756a"/>
    </style:style>
    <style:style style:name="P10" style:family="paragraph" style:parent-style-name="Title">
      <style:text-properties officeooo:rsid="000d756a" officeooo:paragraph-rsid="00137781"/>
    </style:style>
    <style:style style:name="P11" style:family="paragraph" style:parent-style-name="Standard">
      <style:text-properties officeooo:rsid="000d756a" officeooo:paragraph-rsid="001c6613"/>
    </style:style>
    <style:style style:name="P12" style:family="paragraph" style:parent-style-name="Standard">
      <style:text-properties officeooo:rsid="000d756a" officeooo:paragraph-rsid="001e3a5a"/>
    </style:style>
    <style:style style:name="P13" style:family="paragraph" style:parent-style-name="Heading_20_1">
      <style:text-properties officeooo:paragraph-rsid="000d75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a41" style:font-weight-asian="bold" style:font-weight-complex="bold"/>
    </style:style>
    <style:style style:name="T3" style:family="text">
      <style:text-properties fo:font-weight="bold" officeooo:rsid="00137781" style:font-weight-asian="bold" style:font-weight-complex="bold"/>
    </style:style>
    <style:style style:name="T4" style:family="text">
      <style:text-properties officeooo:rsid="00137781"/>
    </style:style>
    <style:style style:name="T5" style:family="text">
      <style:text-properties officeooo:rsid="0019e4e5"/>
    </style:style>
    <style:style style:name="T6" style:family="text">
      <style:text-properties officeooo:rsid="001c66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0">PROYECTO DE TRABAJO DE FIN DE GRADO</text:p>
      <text:p text:style-name="P2"/>
      <text:p text:style-name="P2"><text:span text:style-name="T1">Apellidos y nombre del alumno:</text:span> <text:span text:style-name="T5">MARRERO </text:span><text:s/><text:span text:style-name="T5">DÍAZ</text:span>, <text:span text:style-name="T5">ALEJANDRO</text:span></text:p>
      <text:p text:style-name="P2"><text:span text:style-name="T2">DNI</text:span>: </text:p>
      <text:p text:style-name="P2"/>
      <text:p text:style-name="P4"><text:span text:style-name="T1">Apellidos y nombre del </text:span><text:span text:style-name="T3">tutor</text:span><text:span text:style-name="T1">:</text:span> <text:span text:style-name="T5">SEGREDO GONZALEZ</text:span>, <text:span text:style-name="T5">EDUARDO MANUEL</text:span></text:p>
      <text:p text:style-name="P4"><text:span text:style-name="T2">DNI</text:span>: <text:span text:style-name="T5">78.564.242-Z</text:span></text:p>
      <text:p text:style-name="P4"><text:span text:style-name="T1">Apellidos y nombre del </text:span><text:span text:style-name="T3">cotutor</text:span><text:span text:style-name="T1">:</text:span> <text:span text:style-name="T5">SEGURA GONZÁLEZ</text:span>, <text:span text:style-name="T5">CARLOS</text:span></text:p>
      <text:p text:style-name="P11"><text:span text:style-name="T2">DNI</text:span>: <text:span text:style-name="T6">78.704.244-S</text:span></text:p>
      <text:p text:style-name="P6"/>
      <text:p text:style-name="P12"><text:span text:style-name="T1">Título del Proyecto:</text:span> “<text:span text:style-name="T5">Diseño de algoritmos dirigido por retos</text:span>”.</text:p>
      <text:h text:style-name="P13" text:outline-level="1">1. Introducción</text:h>
      <text:p text:style-name="Standard"><text:s text:c="2"/>(Máximo 1 página)</text:p>
      <text:p text:style-name="P5"/>
      <text:h text:style-name="P13" text:outline-level="1">2. Antecedentes y estado actual del tema</text:h>
      <text:p text:style-name="Standard"><text:s/>(Máximo 1 página)</text:p>
      <text:p text:style-name="Standard"/>
      <text:h text:style-name="P13" text:outline-level="1">3. Actividades a realizar</text:h>
      <text:p text:style-name="Standard"><text:s/>(Máximo 1 página)</text:p>
      <text:p text:style-name="Standard"/>
      <text:h text:style-name="P13" text:outline-level="1">4. Plan de Trabajo</text:h>
      <text:p text:style-name="Standard"><text:s/>(Máximo 1 página)</text:p>
      <text:p text:style-name="Standard"/>
      <text:h text:style-name="P13" text:outline-level="1">5. Propuesta de evaluación</text:h>
      <text:p text:style-name="Standard"><text:s/>(Máximo 1 página)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Heading">Si se consigue</text:p>
          </table:table-cell>
          <table:table-cell table:style-name="Tabla1.B1" office:value-type="string">
            <text:p text:style-name="Table_20_Heading">Calificación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9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9"/>
          </table:table-cell>
        </table:table-row>
      </table:table>
      <text:p text:style-name="P2"/>
      <text:p text:style-name="P3">La Laguna, _______de ___________ de 2_________</text:p>
      <text:p text:style-name="P2"/>
      <text:p text:style-name="P2"/>
      <text:p text:style-name="P2"/>
      <text:p text:style-name="P3">Fdo.: <text:tab/>___________________________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cm" fo:margin-right="0cm" fo:margin-top="0.199cm" fo:margin-bottom="0cm" loext:contextual-spacing="false" fo:text-indent="-0.76cm" style:auto-text-indent="false">
        <style:tab-stops/>
      </style:paragraph-properties>
      <style:text-properties fo:font-size="11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margin-top="0.499cm" fo:margin-bottom="0.21cm" loext:contextual-spacing="false"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0d756a" officeooo:paragraph-rsid="00180bd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.078cm" svg:y="-0.019cm" svg:width="6.511cm" svg:height="2.03cm" draw:z-index="0"><draw:image xlink:href="Pictures/100000000000013C000000656E7AE4E6BC853ED1.jpg" xlink:type="simple" xlink:show="embed" xlink:actuate="onLoad"/></draw:frame></text:p>
        <text:p text:style-name="MP1">Grado en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2:14:21.355215370</meta:creation-date>
    <dc:date>2017-02-09T12:05:31.610297295</dc:date>
    <meta:editing-duration>PT15M58S</meta:editing-duration>
    <meta:editing-cycles>12</meta:editing-cycles>
    <meta:generator>LibreOffice/5.2.2.2$Linux_X86_64 LibreOffice_project/20m0$Build-2</meta:generator>
    <dc:subject>TFG 2014-2015</dc:subject>
    <dc:title>Modelo de PROYECTO DE TRABAJO DE FIN DE GRADO</dc:title>
    <meta:document-statistic meta:table-count="1" meta:image-count="1" meta:object-count="0" meta:page-count="1" meta:paragraph-count="23" meta:word-count="98" meta:character-count="661" meta:non-whitespace-character-count="577"/>
  </office:meta>
</office:document-meta>
</file>